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2" fo:widows="2"/>
      <style:text-properties fo:color="#000000" style:font-name="Times New Roman" fo:font-size="11pt" fo:font-style="normal" fo:font-weight="normal" style:font-size-asian="11pt" style:font-style-asian="normal" style:font-weight-asian="normal"/>
    </style:style>
    <style:style style:name="P2" style:family="paragraph" style:parent-style-name="Standard">
      <style:paragraph-properties fo:line-height="100%" fo:text-align="start" style:justify-single-word="false" fo:orphans="2" fo:widows="2"/>
      <style:text-properties fo:color="#000000" style:font-name="Times New Roman" fo:font-size="11pt" fo:font-style="normal" fo:font-weight="normal" style:font-size-asian="11pt" style:font-style-asian="normal" style:font-weight-asian="normal"/>
    </style:style>
    <style:style style:name="P3" style:family="paragraph" style:parent-style-name="Standard">
      <style:paragraph-properties fo:line-height="100%" fo:orphans="2" fo:widows="2"/>
      <style:text-properties fo:color="#000000" style:font-name="Times New Roman" fo:font-size="11pt" fo:font-style="normal" fo:font-weight="normal" style:font-size-asian="11pt" style:font-style-asian="normal" style:font-weight-asian="normal" style:font-weight-complex="normal"/>
    </style:style>
    <style:style style:name="P4" style:family="paragraph" style:parent-style-name="Standard">
      <style:paragraph-properties fo:line-height="100%" fo:text-align="center" style:justify-single-word="false" fo:orphans="2" fo:widows="2"/>
      <style:text-properties fo:color="#000000" style:font-name="Times New Roman" fo:font-size="11pt" fo:font-style="normal" fo:font-weight="normal" style:font-size-asian="11pt" style:font-style-asian="normal" style:font-weight-asian="normal" style:font-weight-complex="normal"/>
    </style:style>
    <style:style style:name="P5" style:family="paragraph" style:parent-style-name="Standard">
      <style:paragraph-properties fo:line-height="100%" fo:text-align="start" style:justify-single-word="false" fo:orphans="2" fo:widows="2"/>
      <style:text-properties fo:color="#000000" style:font-name="Times New Roman" fo:font-size="11pt" fo:font-style="normal" fo:font-weight="normal" style:font-size-asian="11pt" style:font-style-asian="normal" style:font-weight-asian="normal" style:font-style-complex="normal"/>
    </style:style>
    <style:style style:name="P6" style:family="paragraph" style:parent-style-name="Standard">
      <style:paragraph-properties fo:line-height="100%" fo:text-align="center" style:justify-single-word="false" fo:orphans="2" fo:widows="2"/>
      <style:text-properties fo:color="#000000" style:font-name="Times New Roman" fo:font-size="11pt" fo:font-style="normal" fo:font-weight="bold" style:font-size-asian="11pt" style:font-style-asian="normal" style:font-weight-asian="bold"/>
    </style:style>
    <style:style style:name="P7" style:family="paragraph" style:parent-style-name="Standard">
      <style:paragraph-properties fo:line-height="100%" fo:orphans="2" fo:widows="2"/>
      <style:text-properties fo:color="#000000" style:font-name="Times New Roman" fo:font-size="11pt" fo:font-style="normal" fo:font-weight="bold" style:font-size-asian="11pt" style:font-style-asian="normal" style:font-weight-asian="bold"/>
    </style:style>
    <style:style style:name="P8" style:family="paragraph" style:parent-style-name="Standard">
      <style:paragraph-properties fo:line-height="100%" fo:text-align="start" style:justify-single-word="false" fo:orphans="2" fo:widows="2"/>
      <style:text-properties fo:color="#000000" style:font-name="Times New Roman" fo:font-size="11pt" fo:font-style="normal" fo:font-weight="bold" style:font-size-asian="11pt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00%" fo:text-align="center" style:justify-single-word="false" fo:orphans="2" fo:widows="2"/>
      <style:text-properties fo:color="#000000" style:font-name="Times New Roman" fo:font-size="11pt" fo:font-style="italic" fo:font-weight="bold" style:font-size-asian="11pt" style:font-style-asian="italic" style:font-weight-asian="bold"/>
    </style:style>
    <style:style style:name="P10" style:family="paragraph" style:parent-style-name="Standard">
      <style:paragraph-properties fo:line-height="100%" fo:text-align="center" style:justify-single-word="false" fo:orphans="2" fo:widows="2"/>
      <style:text-properties fo:color="#000000" style:font-name="Times New Roman" fo:font-size="11pt" style:font-size-asian="11pt"/>
    </style:style>
    <style:style style:name="P11" style:family="paragraph" style:parent-style-name="Standard"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loext:contextual-spacing="false" fo:margin-top="0.3335in" fo:margin-bottom="0.0835in" fo:line-height="115%" fo:text-align="center" style:justify-single-word="false" fo:keep-together="always" fo:orphans="0" fo:widows="0" fo:padding-left="0in" fo:padding-right="0in" fo:padding-top="0in" fo:padding-bottom="0.0291in" fo:border-left="none" fo:border-right="none" fo:border-top="none" fo:border-bottom="0.0138in solid #000000" fo:keep-with-next="always" style:join-border="false"/>
      <style:text-properties fo:color="#000000" style:font-name="Arial" fo:font-size="11pt" fo:font-weight="bold" style:font-size-asian="11pt" style:font-weight-asian="bold"/>
    </style:style>
    <style:style style:name="P13" style:family="paragraph" style:parent-style-name="Standard" style:list-style-name="L1">
      <style:paragraph-properties fo:line-height="100%" fo:orphans="2" fo:widows="2"/>
      <style:text-properties fo:color="#000000" style:font-name="Times New Roman" fo:font-size="11pt" fo:font-style="normal" fo:font-weight="normal" style:font-size-asian="11pt" style:font-style-asian="normal" style:font-weight-asian="normal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WILLIAM H. POUNDS</text:p>
      <text:section text:style-name="Sect1" text:name="Section1">
        <text:p text:style-name="P8">Address </text:p>
        <text:p text:style-name="P11">2241 S Marshall Blvd</text:p>
        <text:p text:style-name="P11">Chicago, IL 60623</text:p>
        <text:p text:style-name="P8">Contact</text:p>
        <text:p text:style-name="P5">(cell)(563) 542-9275</text:p>
        <text:p text:style-name="P5">whpounds7@gmail.com</text:p>
      </text:section>
      <text:p text:style-name="P9"/>
      <text:p text:style-name="P6">OVERVIEW</text:p>
      <text:p text:style-name="P4">I am a hard, dependable worker looking to make a career in millwork carpentry. Thru work and volunteering at a number of farms and gardens, I have completed woodworking projects and repairs and desire to grow in those related crafts. I learn and adapt quickly, pick up skills easily, and take direction exceptionally well. I will bring to your company a strong work ethic and stick-with-it-ness as I look to gather skills and experience to make a lasting career for myself. You can trust that I will bring professionalism and excellent communication skills.</text:p>
      <text:p text:style-name="P6"/>
      <text:p text:style-name="P6">EDUCATIONAL BACKGROUND</text:p>
      <text:p text:style-name="P1"/>
      <text:section text:style-name="Sect1" text:name="Section2">
        <text:p text:style-name="P7">Bachelor of Arts, Philosophy</text:p>
        <text:p text:style-name="P1">Graduation, May 2018</text:p>
        <text:p text:style-name="P1">GPA 3.32/4</text:p>
        <text:p text:style-name="P1">Kenyon College</text:p>
        <text:p text:style-name="P1">Gambier, OH 43022</text:p>
        <text:p text:style-name="P7">Diploma</text:p>
        <text:p text:style-name="P1">May 2013</text:p>
        <text:p text:style-name="P1">Maquoketa Valley High School</text:p>
        <text:p text:style-name="P1">Delhi, IA 52223</text:p>
      </text:section>
      <text:p text:style-name="P1"/>
      <text:p text:style-name="P6">WORK EXPERIENCE</text:p>
      <text:section text:style-name="Sect1" text:name="Section3">
        <text:p text:style-name="P2">United Postal Service</text:p>
        <text:p text:style-name="P2">Package Handler <text:s text:c="32"/>10/2022-Current</text:p>
        <text:p text:style-name="P2">- Move packages from trailer to belt</text:p>
        <text:p text:style-name="P2">- Scan and place bulk items</text:p>
        <text:p text:style-name="P2"/>
        <text:p text:style-name="P2">Allied Benefit Systems <text:s text:c="22"/>06/2022-10/2022</text:p>
        <text:p text:style-name="P2">EDI Coordinator</text:p>
        <text:p text:style-name="P2">- Run processes for Incoming and Outgoing claims batches, and their acknowledgments</text:p>
        <text:p text:style-name="P2">- Verify loading of claims onto QicLink</text:p>
        <text:p text:style-name="P2"/>
        <text:p text:style-name="P2">Guaranteed Rate <text:s text:c="32"/>09/2020-04/2022</text:p>
        <text:p text:style-name="P2">CD Desk Coordinator</text:p>
        <text:p text:style-name="P2">- Reviewed loans and assigned evenly to Analysts</text:p>
        <text:p text:style-name="P2">- Provided front line communication for the CD Desk for internal and external emails and calls</text:p>
        <text:p text:style-name="P2">- Monitored and maintained health of pipeline </text:p>
        <text:p text:style-name="P2">- Trained incoming CD Desk Coordinators</text:p>
        <text:p text:style-name="P2"/>
        <text:p text:style-name="P2"/>
        <text:p text:style-name="P2">AFNHA, Mountain Arts District <text:s text:c="7"/>09/2018-09/2019</text:p>
        <text:p text:style-name="P1">AmeriCorps Member</text:p>
        <text:p text:style-name="P1">- Managed Social Media and created content</text:p>
        <text:p text:style-name="P1">- Updated Website thru Wordpress</text:p>
        <text:p text:style-name="P1">- Performed various administrative tasks</text:p>
        <text:p text:style-name="P1"/>
        <text:p text:style-name="P1">The Kenyon Farm <text:s text:c="30"/>05/2017-08/2017</text:p>
        <text:p text:style-name="P1">Farm Intern</text:p>
        <text:p text:style-name="P1">- Maintained land and animals daily</text:p>
        <text:p text:style-name="P1">- Sold produce and eggs</text:p>
        <text:p text:style-name="P1">- Renewed vendor license</text:p>
        <text:p text:style-name="P1">- Built raised beds and garden structures</text:p>
        <text:p text:style-name="P1">- Planted trees and crops</text:p>
        <text:p text:style-name="P1">- Trained Volunteers and new employees</text:p>
        <text:list xml:id="list6240343915989664843" text:style-name="L1">
          <text:list-header>
            <text:p text:style-name="P13"/>
          </text:list-header>
        </text:list>
      </text:section>
      <text:p text:style-name="P6">SOFT AND HARD SKILLS</text:p>
      <text:p text:style-name="P6"/>
      <text:section text:style-name="Sect1" text:name="Section4">
        <text:p text:style-name="P3">Fast Learning</text:p>
        <text:p text:style-name="P3">Adaptability</text:p>
        <text:p text:style-name="P3">Independent Working</text:p>
        <text:p text:style-name="P3">Clear and Concise Communicating</text:p>
        <text:p text:style-name="P3">Timely and Reliable</text:p>
        <text:p text:style-name="P3">Wordpress/Microsoft Office/Google Drive/Assurant</text:p>
        <text:p text:style-name="P3">Photo and Video Production and Editing</text:p>
        <text:p text:style-name="P3">Technology Competence and Remote Work Exp.</text:p>
        <text:p text:style-name="P3">TRID and Encompass Exp.</text:p>
        <text:p text:style-name="P3">Social Media Managing Exp.</text:p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03T20:39:09.560000000</meta:creation-date>
    <dc:date>2023-03-06T16:14:47.60</dc:date>
    <meta:editing-duration>P20DT13H39M29S</meta:editing-duration>
    <meta:editing-cycles>26</meta:editing-cycles>
    <meta:generator>OpenOffice/4.1.7$Win32 OpenOffice.org_project/417m1$Build-9800</meta:generator>
    <meta:print-date>2023-03-05T22:07:43.85</meta:print-date>
    <meta:document-statistic meta:table-count="0" meta:image-count="0" meta:object-count="0" meta:page-count="1" meta:paragraph-count="58" meta:word-count="326" meta:character-count="2242"/>
  </office:meta>
</office:document-meta>
</file>